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5.39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7.026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4.029cm"/>
    </style:style>
    <style:style style:name="co10" style:family="table-column">
      <style:table-column-properties fo:break-before="auto" style:column-width="3.022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15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Area Proyecto 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INF_EQPO_CLTOR_PRY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INF_PERSONAS_HIST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INF_STATUS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Columna</text:p>
          </table:table-cell>
          <table:table-cell office:value-type="string" calcext:value-type="string">
            <text:p>Tipo de dato</text:p>
          </table:table-cell>
          <table:table-cell/>
          <table:table-cell office:value-type="string" calcext:value-type="string">
            <text:p>Columna</text:p>
          </table:table-cell>
          <table:table-cell office:value-type="string" calcext:value-type="string">
            <text:p>Tipo de dato</text:p>
          </table:table-cell>
          <table:table-cell/>
          <table:table-cell office:value-type="string" calcext:value-type="string">
            <text:p>ICN_AMATERN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S_DESCRIPCIO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AP_CLAV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EC_FH_FIN_ASIGNAC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CN_APATERN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S_ID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ACRHAR</text:p>
          </table:table-cell>
          <table:table-cell/>
          <table:table-cell office:value-type="string" calcext:value-type="string">
            <text:p>IEC_FH_INICIO_ASIGNAC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CN_CODIGO_POST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NS_TIPO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EC_IC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CN_CORREO_INFOMEDIA</text:p>
          </table:table-cell>
          <table:table-cell office:value-type="string" calcext:value-type="string">
            <text:p>VARCHA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EC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CN_CURP</text:p>
          </table:table-cell>
          <table:table-cell office:value-type="string" calcext:value-type="string">
            <text:p>VARCHAR</text:p>
          </table:table-cell>
          <table:table-cell/>
          <table:table-cell table:style-name="ce1" office:value-type="string" calcext:value-type="string" table:number-columns-spanned="2" table:number-rows-spanned="1">
            <text:p>INF_TIPOS_AUSENCIA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NF_BITACORA</text:p>
          </table:table-cell>
          <table:covered-table-cell/>
          <table:table-cell/>
          <table:table-cell office:value-type="string" calcext:value-type="string">
            <text:p>IEC_INP_ID_PROYEC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CN_DELEG_MUNICIP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TA_ID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BR_IC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EC_INQ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CN_DIRECCION_CALLEYNU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TA_TIPO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BN_INSERTADO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office:value-type="string" calcext:value-type="string">
            <text:p>ICN_DIRECCION_COLONIA</text:p>
          </table:table-cell>
          <table:table-cell office:value-type="string" calcext:value-type="string">
            <text:p>VARCH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BR_IPR_ID_PERIOD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string" calcext:value-type="string">
            <text:p>ICN_ESQUEMA</text:p>
          </table:table-cell>
          <table:table-cell office:value-type="string" calcext:value-type="string">
            <text:p>VARCHAR</text:p>
          </table:table-cell>
          <table:table-cell/>
          <table:table-cell table:style-name="ce1" office:value-type="string" calcext:value-type="string" table:number-columns-spanned="2" table:number-rows-spanned="1">
            <text:p>INF_TIPO_PROYECT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F_EQUIPOS</text:p>
          </table:table-cell>
          <table:covered-table-cell/>
          <table:table-cell/>
          <table:table-cell office:value-type="string" calcext:value-type="string">
            <text:p>ICN_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TP_CLAVE_TIPO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Q_CAP_DISCODU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CN_FECHA_BAJ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TP_DESCRIPCION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NF_CLIENTES</text:p>
          </table:table-cell>
          <table:covered-table-cell/>
          <table:table-cell/>
          <table:table-cell office:value-type="string" calcext:value-type="string">
            <text:p>INQ_FH_COMPR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CN_FECHA_INGRESO</text:p>
          </table:table-cell>
          <table:table-cell office:value-type="string" calcext:value-type="string">
            <text:p>DAT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CL_DIRECCIO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Q_FH_ULT_MANT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CN_FECHA_NACIMIENTO</text:p>
          </table:table-cell>
          <table:table-cell office:value-type="string" calcext:value-type="string">
            <text:p>DATE</text:p>
          </table:table-cell>
          <table:table-cell/>
          <table:table-cell table:style-name="ce1" office:value-type="string" calcext:value-type="string" table:number-columns-spanned="2" table:number-rows-spanned="1">
            <text:p>INF_USUARIOS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ICL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NQ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CN_FORMA_PAG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SR_CONTRA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L_NOMBR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Q_MARC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C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SR_ICN_ID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L_TELEFON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Q_MEMRA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CN_NOMBR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SR_ID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Q_MODEL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CN_NUM_POLIZA_SEGU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SR_INR_ID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NQ_NUM_SERI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CN_RFC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SR_USUARIO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NF_CURSO</text:p>
          </table:table-cell>
          <table:covered-table-cell/>
          <table:table-cell/>
          <table:table-cell office:value-type="string" calcext:value-type="string">
            <text:p>INQ_TIP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CN_TELEFONO_CASA</text:p>
          </table:table-cell>
          <table:table-cell office:value-type="string" calcext:value-type="string">
            <text:p>VARCH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_DURACION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office:value-type="string" calcext:value-type="string">
            <text:p>ICN_TELEFONO_CEL</text:p>
          </table:table-cell>
          <table:table-cell office:value-type="string" calcext:value-type="string">
            <text:p>VARCHAR</text:p>
          </table:table-cell>
          <table:table-cell/>
          <table:table-cell table:style-name="ce1" office:value-type="string" calcext:value-type="string" table:number-columns-spanned="2" table:number-rows-spanned="1">
            <text:p>TMP_PROY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INC_ID</text:p>
          </table:table-cell>
          <table:table-cell office:value-type="string" calcext:value-type="string">
            <text:p>INTEGER</text:p>
          </table:table-cell>
          <table:table-cell table:number-columns-repeated="7"/>
          <table:table-cell office:value-type="string" calcext:value-type="string">
            <text:p>INP_CONTACTO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C_IED_ID</text:p>
          </table:table-cell>
          <table:table-cell office:value-type="string" calcext:value-type="string">
            <text:p>INTEGER</text:p>
          </table:table-cell>
          <table:table-cell/>
          <table:table-cell table:style-name="ce1" office:value-type="string" calcext:value-type="string" table:number-columns-spanned="2" table:number-rows-spanned="1">
            <text:p>INF_PERIODO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INF_PRY_CLTOR</text:p>
          </table:table-cell>
          <table:covered-table-cell/>
          <table:table-cell/>
          <table:table-cell office:value-type="string" calcext:value-type="string">
            <text:p>INP_FH_FIN_PLA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C_NOMBR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PR_FH_FI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PS_COMENTARIO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P_FH_FIN_RE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C_TIPO_CURS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PR_FH_INICI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PS_FH_FIN_PLA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P_FH_INICIO_PLA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PR_ID_PERIODO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PS_FH_FIN_REAL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P_FH_INICIO_RE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IPR_Q_HORAS_DISPONIBL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PS_FH_INICIO_PLA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P_IAP_CLAV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INF_EDUCACIONAL</text:p>
          </table:table-cell>
          <table:covered-table-cell/>
          <table:table-cell table:number-columns-repeated="4"/>
          <table:table-cell office:value-type="string" calcext:value-type="string">
            <text:p>IPS_FH_INICIO_REAL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INP_ICL_ID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D_CONTACTO</text:p>
          </table:table-cell>
          <table:table-cell office:value-type="string" calcext:value-type="string">
            <text:p>VARCHAR</text:p>
          </table:table-cell>
          <table:table-cell table:number-columns-repeated="4"/>
          <table:table-cell office:value-type="string" calcext:value-type="string">
            <text:p>IPS_HORAS_ASIGNADA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NP_ID_PROYECTO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D_DIRECCION</text:p>
          </table:table-cell>
          <table:table-cell office:value-type="string" calcext:value-type="string">
            <text:p>VARCHAR</text:p>
          </table:table-cell>
          <table:table-cell/>
          <table:table-cell table:style-name="ce1" office:value-type="string" calcext:value-type="string" table:number-columns-spanned="2" table:number-rows-spanned="1">
            <text:p>INF_PERSONAS</text:p>
          </table:table-cell>
          <table:covered-table-cell/>
          <table:table-cell/>
          <table:table-cell office:value-type="string" calcext:value-type="string">
            <text:p>IPS_IC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NP_ITP_CLAVE_TIPO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D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CN_AMATERN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PS_INP_ID_PROYEC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P_NOMBRE</text:p>
          </table:table-cell>
          <table:table-cell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D_NOMBR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CN_APATERN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PS_INR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NP_TOTAL_HORAS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ED_TELEFON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CN_CODIGO_POST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PS_INS_ID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N_CORREO_INFOMED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PS_IPF_ID_PERFIL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N_CURP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PS_PORCENTAJE_ASIGNACION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office:value-type="string" calcext:value-type="string">
            <text:p>Nombres de tablas</text:p>
          </table:table-cell>
          <table:table-cell/>
          <table:table-cell office:value-type="string" calcext:value-type="string">
            <text:p>ICN_DELEG_MUNICIPIO</text:p>
          </table:table-cell>
          <table:table-cell office:value-type="string" calcext:value-type="string">
            <text:p>VARCHAR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office:value-type="string" calcext:value-type="string">
            <text:p>Descripciones</text:p>
          </table:table-cell>
          <table:table-cell/>
          <table:table-cell office:value-type="string" calcext:value-type="string">
            <text:p>ICN_DIRECCION_CALLEYNUM</text:p>
          </table:table-cell>
          <table:table-cell office:value-type="string" calcext:value-type="string">
            <text:p>VARCHAR</text:p>
          </table:table-cell>
          <table:table-cell/>
          <table:table-cell table:style-name="ce1" office:value-type="string" calcext:value-type="string" table:number-columns-spanned="2" table:number-rows-spanned="1">
            <text:p>INF_ROLES</text:p>
          </table:table-cell>
          <table:covered-table-cell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N_DIRECCION_COLON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R_DESCRIPCION</text:p>
          </table:table-cell>
          <table:table-cell office:value-type="string" calcext:value-type="string">
            <text:p>VARCHA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N_ESQUEM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R_ID</text:p>
          </table:table-cell>
          <table:table-cell office:value-type="string" calcext:value-type="string">
            <text:p>INTEGE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N_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INR_ROL</text:p>
          </table:table-cell>
          <table:table-cell office:value-type="string" calcext:value-type="string">
            <text:p>VARCHAR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CN_FECHA_BAJA</text:p>
          </table:table-cell>
          <table:table-cell office:value-type="string" calcext:value-type="string">
            <text:p>DAT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ICN_FECHA_INGRESO</text:p>
          </table:table-cell>
          <table:table-cell office:value-type="string" calcext:value-type="string">
            <text:p>DATE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ICN_FECHA_NACIMIENTO</text:p>
          </table:table-cell>
          <table:table-cell office:value-type="string" calcext:value-type="string">
            <text:p>DATE</text:p>
          </table:table-cell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CN_FORMA_PAGO</text:p>
          </table:table-cell>
          <table:table-cell office:value-type="string" calcext:value-type="string">
            <text:p>VARCHAR</text:p>
          </table:table-cell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CN_ID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CN_INS_ID</text:p>
          </table:table-cell>
          <table:table-cell office:value-type="string" calcext:value-type="string">
            <text:p>INTEGER</text:p>
          </table:table-cell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CN_NOMBRE</text:p>
          </table:table-cell>
          <table:table-cell office:value-type="string" calcext:value-type="string">
            <text:p>VARCHAR</text:p>
          </table:table-cell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CN_NUM_POLIZA_SEGURO</text:p>
          </table:table-cell>
          <table:table-cell office:value-type="string" calcext:value-type="string">
            <text:p>VARCHAR</text:p>
          </table:table-cell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CN_RFC</text:p>
          </table:table-cell>
          <table:table-cell office:value-type="string" calcext:value-type="string">
            <text:p>VARCHAR</text:p>
          </table:table-cell>
          <table:table-cell table:number-columns-repeated="4"/>
          <table:table-cell table:style-name="ce4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CN_TELEFONO_CASA</text:p>
          </table:table-cell>
          <table:table-cell office:value-type="string" calcext:value-type="string">
            <text:p>VARCHAR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ICN_TELEFONO_CEL</text:p>
          </table:table-cell>
          <table:table-cell office:value-type="string" calcext:value-type="string">
            <text:p>VARCHAR</text:p>
          </table:table-cell>
          <table:table-cell table:number-columns-repeated="8"/>
        </table:table-row>
      </table:table>
      <table:table table:name="Hoja2" table:style-name="ta1">
        <table:table-column table:style-name="co1" table:default-cell-style-name="Default"/>
        <table:table-column table:style-name="co3" table:default-cell-style-name="ce4"/>
        <table:table-column table:style-name="co11" table:default-cell-style-name="ce4"/>
        <table:table-column table:style-name="co12" table:default-cell-style-name="ce4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Descripcion de Roles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LADM1N</text:p>
          </table:table-cell>
          <table:table-cell office:value-type="string" calcext:value-type="string">
            <text:p>ACCESO A PERSONAS,EQUIPOS,USUARIOS,PERIODOS,ROLES Y STATU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DER</text:p>
          </table:table-cell>
          <table:table-cell office:value-type="string" calcext:value-type="string">
            <text:p>ACCESO A REPORTES Y AUSENCIA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OLRH</text:p>
          </table:table-cell>
          <table:table-cell office:value-type="string" calcext:value-type="string">
            <text:p>ACCESO A EDUCACIONAL,PROYECTO-CLTOR-PERIODO,CURSOS Y CURSOS-CONSULTO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SULTOR</text:p>
          </table:table-cell>
          <table:table-cell office:value-type="string" calcext:value-type="string">
            <text:p>ACCESO A PROYECTO-CONSULTOR-PERIODO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ERENTE</text:p>
          </table:table-cell>
          <table:table-cell office:value-type="string" calcext:value-type="string">
            <text:p>ACCESO A CLIENTES,PROYECTOS,EQPO-CLTOR-PERIODO,PRY-CLTOR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SISTENTE</text:p>
          </table:table-cell>
          <table:table-cell office:value-type="string" calcext:value-type="string">
            <text:p>ACCESO A PERSONAS, USUARIOS Y EQUIPOS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ASISTENTERH</text:p>
          </table:table-cell>
          <table:table-cell office:value-type="string" calcext:value-type="string">
            <text:p>ACCESO A PERSONAS, USUARIOS, AUSENCI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14:51:38.633000000</meta:creation-date>
    <dc:date>2025-02-14T12:01:37.585000000</dc:date>
    <meta:editing-duration>PT21H10M4S</meta:editing-duration>
    <meta:editing-cycles>1</meta:editing-cycles>
    <meta:document-statistic meta:table-count="2" meta:cell-count="279" meta:object-count="0"/>
    <meta:generator>LibreOffice/7.6.2.1$Windows_X86_64 LibreOffice_project/56f7684011345957bbf33a7ee678afaf4d2ba333</meta:generator>
  </office:meta>
</office:document-meta>
</file>